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033a4c" officeooo:paragraph-rsid="001067bc"/>
    </style:style>
    <style:style style:name="P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033a4c" officeooo:paragraph-rsid="001067bc"/>
    </style:style>
    <style:style style:name="P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2ccff5" officeooo:paragraph-rsid="001067bc"/>
    </style:style>
    <style:style style:name="P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en" fo:country="US" officeooo:paragraph-rsid="001067bc"/>
    </style:style>
    <style:style style:name="P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1067bc"/>
    </style:style>
    <style:style style:name="P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en" fo:country="US" style:text-underline-style="none" officeooo:rsid="00033a4c" officeooo:paragraph-rsid="001067bc"/>
    </style:style>
    <style:style style:name="P7" style:family="paragraph" style:parent-style-name="Standard">
      <style:paragraph-properties fo:text-align="center" style:justify-single-word="false" fo:padding="0.049cm" fo:border="0.06pt solid #000000" style:shadow="none"/>
      <style:text-properties fo:language="en" fo:country="US" fo:font-weight="bold" officeooo:rsid="00033a4c" officeooo:paragraph-rsid="001067bc" style:font-weight-asian="bold" style:font-weight-complex="bold"/>
    </style:style>
    <style:style style:name="P8" style:family="paragraph" style:parent-style-name="Standard">
      <style:paragraph-properties fo:text-align="center" style:justify-single-word="false" fo:padding="0.049cm" fo:border="0.06pt solid #000000" style:shadow="none"/>
      <style:text-properties fo:language="en" fo:country="US" officeooo:rsid="00033a4c" officeooo:paragraph-rsid="001067bc"/>
    </style:style>
    <style:style style:name="P9"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4192b0" officeooo:paragraph-rsid="001067bc"/>
    </style:style>
    <style:style style:name="P10" style:family="paragraph" style:parent-style-name="Horizontal_20_Line">
      <loext:graphic-properties draw:fill="none"/>
      <style:paragraph-properties fo:margin-left="0cm" fo:margin-right="0cm" fo:text-align="center" style:justify-single-word="false" fo:text-indent="1cm" style:auto-text-indent="false" fo:background-color="transparent"/>
      <style:text-properties fo:language="en" fo:country="US" style:text-underline-style="none" officeooo:rsid="004192b0" officeooo:paragraph-rsid="001067bc"/>
    </style:style>
    <style:style style:name="P11"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033a4c" officeooo:paragraph-rsid="001067bc"/>
    </style:style>
    <style:style style:name="P12"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0a8e7b" officeooo:paragraph-rsid="001067bc"/>
    </style:style>
    <style:style style:name="P13"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0df63e" officeooo:paragraph-rsid="001067bc"/>
    </style:style>
    <style:style style:name="P14"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0ea265" officeooo:paragraph-rsid="001067bc"/>
    </style:style>
    <style:style style:name="P15"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2b5bb" officeooo:paragraph-rsid="001067bc"/>
    </style:style>
    <style:style style:name="P16"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05a27" officeooo:paragraph-rsid="001067bc"/>
    </style:style>
    <style:style style:name="P17"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11dee" officeooo:paragraph-rsid="001067bc"/>
    </style:style>
    <style:style style:name="P18"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36ff62" officeooo:paragraph-rsid="001067bc"/>
    </style:style>
    <style:style style:name="P19"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4aeab" officeooo:paragraph-rsid="001067bc"/>
    </style:style>
    <style:style style:name="P20" style:family="paragraph" style:parent-style-name="Horizontal_20_Line">
      <loext:graphic-properties draw:fill="none"/>
      <style:paragraph-properties fo:margin-left="0cm" fo:margin-right="0cm" fo:text-align="center" style:justify-single-word="false" fo:text-indent="1cm" style:auto-text-indent="false" fo:background-color="transparent"/>
      <style:text-properties fo:language="en" fo:country="US" style:text-underline-style="none" officeooo:rsid="0014aeab" officeooo:paragraph-rsid="001067bc"/>
    </style:style>
    <style:style style:name="P21" style:family="paragraph" style:parent-style-name="Horizontal_20_Line">
      <loext:graphic-properties draw:fill="none"/>
      <style:paragraph-properties fo:margin-left="0cm" fo:margin-right="0cm" fo:text-align="center" style:justify-single-word="false" fo:text-indent="1cm" style:auto-text-indent="false" fo:background-color="transparent"/>
      <style:text-properties fo:language="en" fo:country="US" style:text-underline-style="none" officeooo:rsid="00155282" officeooo:paragraph-rsid="001067bc"/>
    </style:style>
    <style:style style:name="P22"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55282" officeooo:paragraph-rsid="001067bc"/>
    </style:style>
    <style:style style:name="P23"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4453cd" officeooo:paragraph-rsid="001067bc"/>
    </style:style>
    <style:style style:name="P24"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83003" officeooo:paragraph-rsid="001067bc"/>
    </style:style>
    <style:style style:name="P25"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a3b44" officeooo:paragraph-rsid="001067bc"/>
    </style:style>
    <style:style style:name="P26"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beb7c" officeooo:paragraph-rsid="001067bc"/>
    </style:style>
    <style:style style:name="P27"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ccf38" officeooo:paragraph-rsid="001067bc"/>
    </style:style>
    <style:style style:name="P28"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1d20e3" officeooo:paragraph-rsid="001067bc"/>
    </style:style>
    <style:style style:name="P29"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fo:language="en" fo:country="US" style:text-underline-style="none" officeooo:rsid="002fb05d" officeooo:paragraph-rsid="001067bc"/>
    </style:style>
    <style:style style:name="P30" style:family="paragraph" style:parent-style-name="Horizontal_20_Line">
      <loext:graphic-properties draw:fill="none"/>
      <style:paragraph-properties fo:margin-left="0cm" fo:margin-right="0cm" fo:text-align="justify" style:justify-single-word="false" fo:text-indent="1cm" style:auto-text-indent="false" fo:background-color="transparent"/>
      <style:text-properties officeooo:paragraph-rsid="001067bc"/>
    </style:style>
    <style:style style:name="P31" style:family="paragraph" style:parent-style-name="Horizontal_20_Line">
      <loext:graphic-properties draw:fill="none"/>
      <style:paragraph-properties fo:margin-left="0cm" fo:margin-right="0cm" fo:text-align="center" style:justify-single-word="false" fo:text-indent="1cm" style:auto-text-indent="false" fo:background-color="transparent" fo:padding="0.049cm" fo:border="0.06pt solid #000000" style:shadow="none"/>
      <style:text-properties fo:font-weight="bold" officeooo:rsid="00079376" officeooo:paragraph-rsid="001067bc" style:font-weight-asian="bold" style:font-weight-complex="bold"/>
    </style:style>
    <style:style style:name="P32" style:family="paragraph" style:parent-style-name="Horizontal_20_Line">
      <loext:graphic-properties draw:fill="none"/>
      <style:paragraph-properties fo:margin-left="0cm" fo:margin-right="0cm" fo:text-align="center" style:justify-single-word="false" fo:text-indent="1cm" style:auto-text-indent="false" fo:background-color="transparent" fo:padding="0.049cm" fo:border="0.06pt solid #000000" style:shadow="none"/>
      <style:text-properties officeooo:rsid="00079376" officeooo:paragraph-rsid="001067bc"/>
    </style:style>
    <style:style style:name="P33" style:family="paragraph" style:parent-style-name="Horizontal_20_Line">
      <loext:graphic-properties draw:fill="none"/>
      <style:paragraph-properties fo:margin-left="0cm" fo:margin-right="0cm" fo:text-align="justify" style:justify-single-word="false" fo:text-indent="1cm" style:auto-text-indent="false" fo:background-color="transparent" fo:padding="0.049cm" fo:border="0.06pt solid #000000" style:shadow="none"/>
      <style:text-properties fo:language="en" fo:country="US" style:text-underline-style="none" officeooo:rsid="00033a4c" officeooo:paragraph-rsid="001067bc"/>
    </style:style>
    <style:style style:name="P34" style:family="paragraph" style:parent-style-name="Horizontal_20_Line">
      <loext:graphic-properties draw:fill="none"/>
      <style:paragraph-properties fo:margin-left="0cm" fo:margin-right="0cm" fo:text-align="justify" style:justify-single-word="false" fo:text-indent="1cm" style:auto-text-indent="false" fo:background-color="transparent" fo:padding="0.049cm" fo:border="0.06pt solid #000000" style:shadow="none"/>
      <style:text-properties fo:language="en" fo:country="US" style:text-underline-style="none" officeooo:rsid="00105a27" officeooo:paragraph-rsid="001067bc"/>
    </style:style>
    <style:style style:name="P35" style:family="paragraph" style:parent-style-name="Horizontal_20_Line">
      <loext:graphic-properties draw:fill="none"/>
      <style:paragraph-properties fo:margin-left="0cm" fo:margin-right="0cm" fo:text-align="center" style:justify-single-word="false" fo:text-indent="1cm" style:auto-text-indent="false" fo:background-color="transparent" fo:padding="0.049cm" fo:border="0.06pt solid #000000" style:shadow="none"/>
      <style:text-properties officeooo:rsid="000df63e" officeooo:paragraph-rsid="001067bc"/>
    </style:style>
    <style:style style:name="P36" style:family="paragraph" style:parent-style-name="Horizontal_20_Line">
      <loext:graphic-properties draw:fill="none"/>
      <style:paragraph-properties fo:margin-left="0cm" fo:margin-right="0cm" fo:text-align="center" style:justify-single-word="false" fo:text-indent="1cm" style:auto-text-indent="false" fo:background-color="transparent" fo:padding="0.049cm" fo:border="0.06pt solid #000000" style:shadow="none"/>
      <style:text-properties officeooo:rsid="000ea265" officeooo:paragraph-rsid="001067bc"/>
    </style:style>
    <style:style style:name="P37" style:family="paragraph" style:parent-style-name="Horizontal_20_Line"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en" fo:country="US" style:text-underline-style="none" officeooo:rsid="00033a4c" officeooo:paragraph-rsid="001067bc"/>
    </style:style>
    <style:style style:name="P38" style:family="paragraph" style:parent-style-name="Horizontal_20_Line">
      <style:paragraph-properties fo:text-align="justify" style:justify-single-word="false"/>
      <style:text-properties fo:language="en" fo:country="US" officeooo:rsid="00033a4c" officeooo:paragraph-rsid="001067bc"/>
    </style:style>
    <style:style style:name="P39" style:family="paragraph" style:parent-style-name="Horizontal_20_Line" style:list-style-name="L6">
      <loext:graphic-properties draw:fill="none"/>
      <style:paragraph-properties fo:text-align="justify" style:justify-single-word="false" fo:background-color="transparent"/>
      <style:text-properties officeooo:paragraph-rsid="001067bc"/>
    </style:style>
    <style:style style:name="P40" style:family="paragraph" style:parent-style-name="Horizontal_20_Line" style:list-style-name="L6">
      <loext:graphic-properties draw:fill="none"/>
      <style:paragraph-properties fo:text-align="justify" style:justify-single-word="false" fo:background-color="transparent"/>
      <style:text-properties officeooo:rsid="00105a27" officeooo:paragraph-rsid="001067bc"/>
    </style:style>
    <style:style style:name="P41" style:family="paragraph" style:parent-style-name="Horizontal_20_Line">
      <loext:graphic-properties draw:fill="none"/>
      <style:paragraph-properties fo:text-align="justify" style:justify-single-word="false" fo:background-color="transparent"/>
      <style:text-properties officeooo:rsid="00105a27" officeooo:paragraph-rsid="001067bc"/>
    </style:style>
    <style:style style:name="P42" style:family="paragraph" style:parent-style-name="Horizontal_20_Line">
      <style:paragraph-properties fo:text-align="center" style:justify-single-word="false" fo:padding="0.049cm" fo:border="0.06pt solid #000000" style:shadow="none"/>
      <style:text-properties fo:language="en" fo:country="US" officeooo:paragraph-rsid="001067bc"/>
    </style:style>
    <style:style style:name="P43" style:family="paragraph" style:parent-style-name="Horizontal_20_Line">
      <style:paragraph-properties fo:text-align="center" style:justify-single-word="false" fo:padding="0.049cm" fo:border="0.06pt solid #000000" style:shadow="none"/>
      <style:text-properties fo:language="en" fo:country="US" fo:font-weight="bold" officeooo:rsid="00033a4c" officeooo:paragraph-rsid="001067bc" style:font-weight-asian="bold" style:font-weight-complex="bold"/>
    </style:style>
    <style:style style:name="P44" style:family="paragraph" style:parent-style-name="Horizontal_20_Line" style:list-style-name="L1">
      <style:paragraph-properties fo:text-align="justify" style:justify-single-word="false" fo:padding="0.049cm" fo:border="0.06pt solid #000000" style:shadow="none"/>
      <style:text-properties fo:language="en" fo:country="US" officeooo:rsid="00033a4c" officeooo:paragraph-rsid="001067bc"/>
    </style:style>
    <style:style style:name="P45" style:family="paragraph" style:parent-style-name="Horizontal_20_Line">
      <style:paragraph-properties fo:text-align="justify" style:justify-single-word="false" fo:padding="0.049cm" fo:border="0.06pt solid #000000" style:shadow="none"/>
      <style:text-properties fo:language="en" fo:country="US" officeooo:rsid="002758c2" officeooo:paragraph-rsid="001067bc"/>
    </style:style>
    <style:style style:name="P46" style:family="paragraph" style:parent-style-name="Horizontal_20_Line" style:list-style-name="L5">
      <loext:graphic-properties draw:fill="none"/>
      <style:paragraph-properties fo:text-align="justify" style:justify-single-word="false" fo:background-color="transparent" fo:padding="0.049cm" fo:border="0.06pt solid #000000" style:shadow="none"/>
      <style:text-properties fo:language="en" fo:country="US" style:text-underline-style="none" officeooo:rsid="00079376" officeooo:paragraph-rsid="001067bc"/>
    </style:style>
    <style:style style:name="P47" style:family="paragraph" style:parent-style-name="Horizontal_20_Line" style:list-style-name="L5">
      <loext:graphic-properties draw:fill="none"/>
      <style:paragraph-properties fo:text-align="justify" style:justify-single-word="false" fo:background-color="transparent" fo:padding="0.049cm" fo:border="0.06pt solid #000000" style:shadow="none"/>
      <style:text-properties fo:language="en" fo:country="US" style:text-underline-style="none" officeooo:rsid="000df63e" officeooo:paragraph-rsid="001067bc"/>
    </style:style>
    <style:style style:name="P48" style:family="paragraph" style:parent-style-name="Horizontal_20_Line" style:list-style-name="L5">
      <loext:graphic-properties draw:fill="none"/>
      <style:paragraph-properties fo:text-align="justify" style:justify-single-word="false" fo:background-color="transparent" fo:padding="0.049cm" fo:border="0.06pt solid #000000" style:shadow="none"/>
      <style:text-properties fo:language="en" fo:country="US" style:text-underline-style="none" officeooo:rsid="0012b5bb" officeooo:paragraph-rsid="001067bc"/>
    </style:style>
    <style:style style:name="P49" style:family="paragraph" style:parent-style-name="Horizontal_20_Line" style:list-style-name="L5">
      <loext:graphic-properties draw:fill="none"/>
      <style:paragraph-properties fo:text-align="justify" style:justify-single-word="false" fo:background-color="transparent" fo:padding="0.049cm" fo:border="0.06pt solid #000000" style:shadow="none"/>
      <style:text-properties fo:language="en" fo:country="US" style:text-underline-style="none" officeooo:rsid="00105a27" officeooo:paragraph-rsid="001067bc"/>
    </style:style>
    <style:style style:name="P50" style:family="paragraph" style:parent-style-name="Horizontal_20_Line">
      <loext:graphic-properties draw:fill="none"/>
      <style:paragraph-properties fo:text-align="justify" style:justify-single-word="false" fo:background-color="transparent" fo:padding="0.049cm" fo:border="0.06pt solid #000000" style:shadow="none"/>
      <style:text-properties fo:language="en" fo:country="US" style:text-underline-style="none" officeooo:rsid="00105a27" officeooo:paragraph-rsid="001067bc"/>
    </style:style>
    <style:style style:name="P51" style:family="paragraph" style:parent-style-name="Horizontal_20_Line" style:list-style-name="L7">
      <loext:graphic-properties draw:fill="none"/>
      <style:paragraph-properties fo:text-align="justify" style:justify-single-word="false" fo:background-color="transparent" fo:padding="0.049cm" fo:border="0.06pt solid #000000" style:shadow="none"/>
      <style:text-properties fo:language="en" fo:country="US" style:text-underline-style="none" officeooo:rsid="0029ed9a" officeooo:paragraph-rsid="001067bc"/>
    </style:style>
    <style:style style:name="P52" style:family="paragraph" style:parent-style-name="Horizontal_20_Line">
      <loext:graphic-properties draw:fill="none"/>
      <style:paragraph-properties fo:text-align="justify" style:justify-single-word="false" fo:background-color="transparent" fo:padding="0.049cm" fo:border="0.06pt solid #000000" style:shadow="none"/>
      <style:text-properties fo:language="en" fo:country="US" style:text-underline-style="none" officeooo:rsid="0029ed9a" officeooo:paragraph-rsid="001067bc"/>
    </style:style>
    <style:style style:name="P53" style:family="paragraph" style:parent-style-name="Horizontal_20_Line" style:list-style-name="L1">
      <style:paragraph-properties fo:text-align="justify" style:justify-single-word="false" fo:padding="0.049cm" fo:border="0.06pt solid #000000" style:shadow="none"/>
      <style:text-properties officeooo:paragraph-rsid="001067bc"/>
    </style:style>
    <style:style style:name="P54" style:family="paragraph" style:parent-style-name="Horizontal_20_Line" style:list-style-name="L5">
      <loext:graphic-properties draw:fill="none"/>
      <style:paragraph-properties fo:text-align="justify" style:justify-single-word="false" fo:background-color="transparent" fo:padding="0.049cm" fo:border="0.06pt solid #000000" style:shadow="none"/>
      <style:text-properties officeooo:paragraph-rsid="001067bc"/>
    </style:style>
    <style:style style:name="P55" style:family="paragraph" style:parent-style-name="Horizontal_20_Line">
      <loext:graphic-properties draw:fill="none"/>
      <style:paragraph-properties fo:margin-left="0cm" fo:margin-right="0cm" fo:text-align="justify" style:justify-single-word="false" fo:text-indent="0cm" style:auto-text-indent="false" fo:background-color="transparent"/>
      <style:text-properties fo:language="en" fo:country="US" style:text-underline-style="none" officeooo:rsid="00155282" officeooo:paragraph-rsid="001067bc"/>
    </style:style>
    <style:style style:name="P56" style:family="paragraph" style:parent-style-name="Horizontal_20_Line">
      <loext:graphic-properties draw:fill="none"/>
      <style:paragraph-properties fo:margin-left="0cm" fo:margin-right="0cm" fo:text-align="justify" style:justify-single-word="false" fo:text-indent="0cm" style:auto-text-indent="false" fo:background-color="transparent"/>
      <style:text-properties fo:language="en" fo:country="US" style:text-underline-style="none" officeooo:rsid="0018896d" officeooo:paragraph-rsid="001067bc"/>
    </style:style>
    <style:style style:name="T1" style:family="text">
      <style:text-properties officeooo:rsid="003162a2"/>
    </style:style>
    <style:style style:name="T2" style:family="text">
      <style:text-properties officeooo:rsid="00317ef7"/>
    </style:style>
    <style:style style:name="T3" style:family="text">
      <style:text-properties officeooo:rsid="000605f6"/>
    </style:style>
    <style:style style:name="T4" style:family="text">
      <style:text-properties officeooo:rsid="0004781b"/>
    </style:style>
    <style:style style:name="T5" style:family="text">
      <style:text-properties fo:font-weight="bold" style:font-weight-asian="bold" style:font-weight-complex="bold"/>
    </style:style>
    <style:style style:name="T6" style:family="text">
      <style:text-properties fo:font-weight="bold" officeooo:rsid="00033a4c" style:font-weight-asian="bold" style:font-weight-complex="bold"/>
    </style:style>
    <style:style style:name="T7" style:family="text">
      <style:text-properties fo:font-weight="bold" officeooo:rsid="00111dee" style:font-weight-asian="bold" style:font-weight-complex="bold"/>
    </style:style>
    <style:style style:name="T8" style:family="text">
      <style:text-properties fo:font-weight="bold" officeooo:rsid="001beb7c" style:font-weight-asian="bold" style:font-weight-complex="bold"/>
    </style:style>
    <style:style style:name="T9" style:family="text">
      <style:text-properties fo:font-weight="bold" officeooo:rsid="0029ed9a" style:font-weight-asian="bold" style:font-weight-complex="bold"/>
    </style:style>
    <style:style style:name="T10" style:family="text">
      <style:text-properties fo:font-weight="bold" officeooo:rsid="001d20e3" style:font-weight-asian="bold" style:font-weight-complex="bold"/>
    </style:style>
    <style:style style:name="T11" style:family="text">
      <style:text-properties fo:language="en" fo:country="US" officeooo:rsid="00033a4c"/>
    </style:style>
    <style:style style:name="T12" style:family="text">
      <style:text-properties fo:language="en" fo:country="US" style:text-underline-style="none"/>
    </style:style>
    <style:style style:name="T13" style:family="text">
      <style:text-properties fo:language="en" fo:country="US" style:text-underline-style="none" officeooo:rsid="00079376"/>
    </style:style>
    <style:style style:name="T14" style:family="text">
      <style:text-properties fo:language="en" fo:country="US" style:text-underline-style="none" officeooo:rsid="0032bf7e"/>
    </style:style>
    <style:style style:name="T15" style:family="text">
      <style:text-properties fo:language="en" fo:country="US" style:text-underline-style="none" officeooo:rsid="00033a4c"/>
    </style:style>
    <style:style style:name="T16" style:family="text">
      <style:text-properties fo:language="en" fo:country="US" style:text-underline-style="none" officeooo:rsid="00227a6b"/>
    </style:style>
    <style:style style:name="T17" style:family="text">
      <style:text-properties fo:language="en" fo:country="US" style:text-underline-style="none" officeooo:rsid="000605f6"/>
    </style:style>
    <style:style style:name="T18" style:family="text">
      <style:text-properties fo:language="en" fo:country="US" style:text-underline-style="none" officeooo:rsid="00074b61"/>
    </style:style>
    <style:style style:name="T19" style:family="text">
      <style:text-properties fo:language="en" fo:country="US" style:text-underline-style="none" officeooo:rsid="000ea265"/>
    </style:style>
    <style:style style:name="T20" style:family="text">
      <style:text-properties fo:language="en" fo:country="US" style:text-underline-style="none" officeooo:rsid="0033ab7f"/>
    </style:style>
    <style:style style:name="T21" style:family="text">
      <style:text-properties fo:language="en" fo:country="US" style:text-underline-style="none" officeooo:rsid="002961a8"/>
    </style:style>
    <style:style style:name="T22" style:family="text">
      <style:text-properties fo:language="en" fo:country="US" style:text-underline-style="none" officeooo:rsid="00105a27"/>
    </style:style>
    <style:style style:name="T23" style:family="text">
      <style:text-properties fo:language="en" fo:country="US" style:text-underline-style="none" officeooo:rsid="00359df6"/>
    </style:style>
    <style:style style:name="T24" style:family="text">
      <style:text-properties fo:language="en" fo:country="US" style:text-underline-style="none" officeooo:rsid="00111dee"/>
    </style:style>
    <style:style style:name="T25" style:family="text">
      <style:text-properties fo:language="en" fo:country="US" style:text-underline-style="none" officeooo:rsid="002ccff5"/>
    </style:style>
    <style:style style:name="T26" style:family="text">
      <style:text-properties fo:language="en" fo:country="US" style:text-underline-style="none" officeooo:rsid="002fb05d"/>
    </style:style>
    <style:style style:name="T27" style:family="text">
      <style:text-properties fo:language="en" fo:country="US" style:text-underline-style="none" officeooo:rsid="0040a1ac"/>
    </style:style>
    <style:style style:name="T28" style:family="text">
      <style:text-properties officeooo:rsid="0032bf7e"/>
    </style:style>
    <style:style style:name="T29" style:family="text">
      <style:text-properties officeooo:rsid="00227a6b"/>
    </style:style>
    <style:style style:name="T30" style:family="text">
      <style:text-properties officeooo:rsid="00074b61"/>
    </style:style>
    <style:style style:name="T31" style:family="text">
      <style:text-properties officeooo:rsid="000a8e7b"/>
    </style:style>
    <style:style style:name="T32" style:family="text">
      <style:text-properties officeooo:rsid="00079376"/>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0ce19e"/>
    </style:style>
    <style:style style:name="T35" style:family="text">
      <style:text-properties officeooo:rsid="0033ab7f"/>
    </style:style>
    <style:style style:name="T36" style:family="text">
      <style:text-properties officeooo:rsid="00359df6"/>
    </style:style>
    <style:style style:name="T37" style:family="text">
      <style:text-properties officeooo:rsid="00105a27"/>
    </style:style>
    <style:style style:name="T38" style:family="text">
      <style:text-properties officeooo:rsid="000ea265"/>
    </style:style>
    <style:style style:name="T39" style:family="text">
      <style:text-properties officeooo:rsid="0014aeab"/>
    </style:style>
    <style:style style:name="T40" style:family="text">
      <style:text-properties officeooo:rsid="0036ff62"/>
    </style:style>
    <style:style style:name="T41" style:family="text">
      <style:text-properties officeooo:rsid="00155282"/>
    </style:style>
    <style:style style:name="T42" style:family="text">
      <style:text-properties officeooo:rsid="00380d49"/>
    </style:style>
    <style:style style:name="T43" style:family="text">
      <style:text-properties officeooo:rsid="0017087c"/>
    </style:style>
    <style:style style:name="T44" style:family="text">
      <style:text-properties officeooo:rsid="001a2842"/>
    </style:style>
    <style:style style:name="T45" style:family="text">
      <style:text-properties officeooo:rsid="0018896d"/>
    </style:style>
    <style:style style:name="T46" style:family="text">
      <style:text-properties officeooo:rsid="003b1dee"/>
    </style:style>
    <style:style style:name="T47" style:family="text">
      <style:text-properties officeooo:rsid="003d0c8e"/>
    </style:style>
    <style:style style:name="T48" style:family="text">
      <style:text-properties officeooo:rsid="0023bbdc"/>
    </style:style>
    <style:style style:name="T49" style:family="text">
      <style:text-properties officeooo:rsid="001ccf38"/>
    </style:style>
    <style:style style:name="T50" style:family="text">
      <style:text-properties officeooo:rsid="003ed1f4"/>
    </style:style>
    <style:style style:name="T51" style:family="text">
      <style:text-properties style:text-underline-style="none" officeooo:rsid="000ea265"/>
    </style:style>
    <style:style style:name="T52" style:family="text">
      <style:text-properties style:text-underline-style="none" officeooo:rsid="001ccf38"/>
    </style:style>
    <style:style style:name="T53" style:family="text">
      <style:text-properties officeooo:rsid="003ed1f4" fo:background-color="#ffff00" loext:char-shading-value="0"/>
    </style:style>
    <style:style style:name="T54" style:family="text">
      <style:text-properties officeooo:rsid="002b02d0"/>
    </style:style>
    <style:style style:name="T55" style:family="text">
      <style:text-properties officeooo:rsid="0040a1ac"/>
    </style:style>
    <style:style style:name="T56" style:family="text">
      <style:text-properties officeooo:rsid="002fb05d"/>
    </style:style>
    <style:style style:name="T57" style:family="text">
      <style:text-properties officeooo:rsid="004192b0"/>
    </style:style>
    <style:style style:name="T58" style:family="text">
      <style:text-properties officeooo:rsid="0041aae3"/>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EMG – Driven Wheelchair Project</text:p>
      <text:p text:style-name="P8"/>
      <text:p text:style-name="P8">Erivelton Gualter dos Santos</text:p>
      <text:p text:style-name="P8">Fei University</text:p>
      <text:p text:style-name="P8"/>
      <text:p text:style-name="P1"/>
      <text:p text:style-name="P6">“Hello everyone,Today I will be presenting my work about wheelchair that I have done before <text:span text:style-name="T1">I </text:span>arrived in Cleveland during my undergraduate in Brazil.</text:p>
      <text:p text:style-name="P2">The main goal of this project was to build a prototype driven wheelchair that can be used for several studies. <text:span text:style-name="T2">Such as</text:span> applying control techniques to control the wheelchair as a purely motorized wheelchair or even as a hybrid wheelchair, where the user still must apply some force in the push-rim to propel the <text:span text:style-name="T3">device</text:span>. <text:span text:style-name="T4">This last application is really useful for the wheelchair user because it can maintain the physical activity that is really important and helps prevent injury <text:s/>from the excessive effort on arms and shoulders”. </text:span></text:p>
      <text:p text:style-name="P2"/>
      <text:p text:style-name="P42"><text:span text:style-name="T6">Overview</text:span></text:p>
      <text:p text:style-name="P43"/>
      <text:list xml:id="list7052978608584063130" text:style-name="L1">
        <text:list-item>
          <text:p text:style-name="P53"><text:span text:style-name="T11">B.S. Automation and Control Engineer at FEI University;</text:span></text:p>
        </text:list-item>
        <text:list-item>
          <text:p text:style-name="P44">Tutoring Experience in Physics I and Differential and Integral Calculus II;</text:p>
        </text:list-item>
        <text:list-item>
          <text:p text:style-name="P44">Undergraduate Researcher at Robotic and Artificial Intelligence Laboratory.</text:p>
        </text:list-item>
      </text:list>
      <text:p text:style-name="P45"/>
      <text:p text:style-name="P38"/>
      <text:p text:style-name="P37">But before <text:span text:style-name="T2">going</text:span> in<text:span text:style-name="T2">to</text:span> details I want to take the opportunity and briefly mention some of the projects I have been working <text:span text:style-name="T2">on </text:span>and also talk about our research group in Brazil called Assistive Technology Research Center at FEI University.</text:p>
      <text:p text:style-name="P11">So, I graduated in Automation and Control Engineer last year in a 5 year <text:span text:style-name="T28">under</text:span>graduate program and I <text:s/>explored all the opportunities related to research and academic life <text:span text:style-name="T29">during</text:span> college.</text:p>
      <text:p text:style-name="P30"><text:span text:style-name="T13">In </text:span><text:span text:style-name="T14">my</text:span><text:span text:style-name="T13"> second year of college </text:span><text:span text:style-name="T15">I tutored some classes </text:span><text:span text:style-name="T16">such </text:span><text:span text:style-name="T15">as Physics I and Calculus II. Also, I worked in the Artificial Intelligence and Robotics </text:span><text:span text:style-name="T14">{robótics}</text:span><text:span text:style-name="T15"> laboratory developing robots to play soccer in a competition called Robocup. I worked there for two years, my main role in the team was </text:span><text:span text:style-name="T17">developing software</text:span><text:span text:style-name="T15">. I develop</text:span><text:span text:style-name="T14">ed</text:span><text:span text:style-name="T15"> the strategy of pass system and also designed the kicker </text:span><text:span text:style-name="T17">mechanism</text:span><text:span text:style-name="T15">. </text:span><text:span text:style-name="T18">This project was really complex, we actually buil</text:span><text:span text:style-name="T14">t</text:span><text:span text:style-name="T18"> everything, mechanical design, electronic boards and </text:span><text:span text:style-name="T14">software</text:span><text:span text:style-name="T18">. The main goal of this competition is to solve problems of </text:span>intelligent multi-agent cooperation and control in a highly dynamic environment. <text:span text:style-name="T30">The robots move without any human {riuman} interference {interfiurence}, so the robots take their own decision about when they can attack or be in defense and other game strategies.</text:span></text:p>
      <text:p text:style-name="P30">Here is a video of <text:span text:style-name="T28">the robots </text:span>interecpet<text:span text:style-name="T28">ing</text:span> and <text:span text:style-name="T28">kicking</text:span> <text:span text:style-name="T28">the ball</text:span>. In this case the goalkee<text:span text:style-name="T28">pe</text:span>r is static because the <text:span text:style-name="T31">goal</text:span> was <text:span text:style-name="T28">just </text:span>to evaluate a new <text:span text:style-name="T31">interception algorithm</text:span> techquique. <text:span text:style-name="T31">This video is from 2013, so the strategy and control of the robots are much better nowadays.</text:span></text:p>
      <text:p text:style-name="P30"/>
      <text:p text:style-name="P30">Also, I <text:span text:style-name="T32">have an extensive machining and fabrication experience: milling, turning and welding.</text:span></text:p>
      <text:p text:style-name="P30"/>
      <text:p text:style-name="P30"><text:span text:style-name="T28">I have been working with other projects realated to Robotics. Such as </text:span>path planning and obstacle avoidance algorithm, <text:span text:style-name="T31">such as Dijkstra and AStarGrid Planner to find a shorthesd path for the robot to move.</text:span></text:p>
      <text:p text:style-name="P30"/>
      <text:p text:style-name="P31">Assistive Technology Research Center </text:p>
      <text:p text:style-name="P32"><text:soft-page-break/><text:span text:style-name="T5">( NTA - </text:span><text:span text:style-name="T33">“Nucleo de Tecnologia Assistiva” </text:span><text:span text:style-name="T5">)</text:span></text:p>
      <text:p text:style-name="P33"/>
      <text:list xml:id="list6735409155199037941" text:style-name="L5">
        <text:list-item>
          <text:p text:style-name="P54"><text:span text:style-name="T13">The group is formed by different departments, such as mechanical, electrical and computer science department. </text:span></text:p>
        </text:list-item>
        <text:list-item>
          <text:p text:style-name="P46">Also, has collaborations with biomedical departments from <text:span text:style-name="T34">Federal University of ABC</text:span> <text:span text:style-name="T34">(BMClab – Biomehanics and Motor Control Laboratory) </text:span>. </text:p>
        </text:list-item>
        <text:list-item>
          <text:p text:style-name="P46">One of the main goals of the group is create national assistive tecnology aimed the power-assisted wheelchair. </text:p>
        </text:list-item>
      </text:list>
      <text:p text:style-name="P11"/>
      <text:p text:style-name="P12">But before, jump in the <text:span text:style-name="T34">driven wheelchair subject</text:span> I will talk a bit more about our research group related to wheelchair technology <text:span text:style-name="T34">and the goal to study wheelchairs. </text:span></text:p>
      <text:p text:style-name="P12"><text:span text:style-name="T34">The </text:span>group <text:span text:style-name="T34">was established in 2013. So it is pretty young. It </text:span>is composed by different <text:span text:style-name="T28">engineering </text:span>areas, <text:span text:style-name="T34">such as mechanical, electrical and computer science department and other facilities from UFABC which is another university that collaborates with us and allow the group to use their facilities to study the motor control of propulsion movement. </text:span></text:p>
      <text:p text:style-name="P13"/>
      <text:p text:style-name="P13">Actually, I was one of the sample to study the wheelchair propulsion. </text:p>
      <text:p text:style-name="P13"/>
      <text:p text:style-name="P30"/>
      <text:p text:style-name="P35"><text:span text:style-name="T5">Motivation</text:span></text:p>
      <text:p text:style-name="P33"/>
      <text:list xml:id="list165661118781340" text:continue-numbering="true" text:style-name="L5">
        <text:list-item>
          <text:p text:style-name="P47">45.6 million people have some kind of disability.</text:p>
        </text:list-item>
        <text:list-item>
          <text:p text:style-name="P47">14 million Brazilians have some kind of motor deficiency.</text:p>
        </text:list-item>
        <text:list-item>
          <text:p text:style-name="P47">5 million are wheelchair users.</text:p>
        </text:list-item>
        <text:list-item>
          <text:p text:style-name="P47">1 to 2% of the planet's population depends on a wheelchair.</text:p>
        </text:list-item>
      </text:list>
      <text:p text:style-name="P11"/>
      <text:p text:style-name="P13">According to <text:span text:style-name="T28">the </text:span>Brazilian Institute of Geography and Statistics there are 45.6 million people in Brazil that have some kind of disability, including motor, hearing, visual and mental, a<text:span text:style-name="T35">mong</text:span> others.</text:p>
      <text:p text:style-name="P13">14 million have some kind o motor deficiency <text:span text:style-name="T35">{deficianci}</text:span> </text:p>
      <text:p text:style-name="P13">Among them, 5 million are wheelchair user<text:span text:style-name="T35">s</text:span>. </text:p>
      <text:p text:style-name="P13">It is a lot of people.</text:p>
      <text:p text:style-name="P13"><text:span text:style-name="T35">Most of t</text:span>he wheelchair user<text:span text:style-name="T29">s</text:span> are those who suffered a Spinal cord injury, Multiple sclerosis, Amputation of lower limbs, Polio, Arthritis, Advanced age <text:s/><text:span text:style-name="T29">among </text:span>other <text:span text:style-name="T29">complications</text:span>.</text:p>
      <text:p text:style-name="P13"/>
      <text:p text:style-name="P13">Therefore, <text:span text:style-name="T35">since it is a big issue in every part of the world, In Brazil it is no different. Actually, it is worse, because as the <text:s/>nice wheelchairs are made overseas, the price to import one of this product are extremely {extremili} expensive. So, the NTA group focus is to develop a national advanced wheelchair. </text:span></text:p>
      <text:p text:style-name="P14"><text:span text:style-name="T35">Si</text:span>nce the group was established, we have already completed <text:span text:style-name="T35">some</text:span> master thesis, conference papers and <text:span text:style-name="T35">we still have several students working in this subject.</text:span></text:p>
      <text:p text:style-name="P14"/>
      <text:p text:style-name="P30"><text:span text:style-name="T19">The research subject of the group’s focus </text:span><text:span text:style-name="T20">is</text:span><text:span text:style-name="T19">: </text:span>Assistive Technology, <text:span text:style-name="T35">{Technólogy}</text:span> <text:span text:style-name="T19">Motion with power assist</text:span><text:span text:style-name="T20">ance</text:span><text:span text:style-name="T19">, modeling and simulation of the wheelchair propulsion. </text:span></text:p>
      <text:p text:style-name="P30"><text:span text:style-name="T19"/></text:p>
      <text:p text:style-name="P30"><text:span text:style-name="T19">So, </text:span><text:span text:style-name="T21">my</text:span><text:span text:style-name="T19"> main </text:span><text:span text:style-name="T20">role</text:span><text:span text:style-name="T19"> in the group was to actually build a driven wheelchair prototype to test our research. </text:span></text:p>
      <text:p text:style-name="P30"><text:span text:style-name="T19"/></text:p>
      <text:p text:style-name="P30"><text:span text:style-name="T19"><text:s text:c="4"/></text:span></text:p>
      <text:p text:style-name="P36"><text:soft-page-break/><text:span text:style-name="T7">Wheelcahirs</text:span><text:span text:style-name="T5"> </text:span></text:p>
      <text:p text:style-name="P33"/>
      <text:list xml:id="list165661098454330" text:continue-numbering="true" text:style-name="L5">
        <text:list-item>
          <text:p text:style-name="P48">Manual;</text:p>
        </text:list-item>
        <text:list-item>
          <text:p text:style-name="P48">Motorized;</text:p>
        </text:list-item>
        <text:list-item>
          <text:p text:style-name="P48">Hybrid.</text:p>
        </text:list-item>
      </text:list>
      <text:p text:style-name="P15"/>
      <text:p text:style-name="P15"><text:span text:style-name="T35">So basically the wheelchairs are divided in three categories:</text:span></text:p>
      <text:p text:style-name="P15"><text:span text:style-name="T35">Manual, Motorized, and Hybrid wheelchair.</text:span></text:p>
      <text:p text:style-name="P15"/>
      <text:p text:style-name="P15"><text:span text:style-name="T35">The manual wheelchairs are mechanically simpler, lighter, generally easier to carry, mainly when folding, and provide the user with the possibility of performing physical activity of the upper limbs during propulsion, which has several benefits such as feelings of well-being, reduction of anxiety {engizaiet}, improvement of the musculoskeletal {musculo-skeletal} and cardiovascular condition.</text:span></text:p>
      <text:p text:style-name="P15"/>
      <text:p text:style-name="P15"><text:span text:style-name="T35">The Motorized Wheelchair are generally used by those who also have motor disabilities in the upper body. Mainly these users are those who suffered a high injury in the spinal cord. Usually these wheelchair is heavy, not easy to carry and expensive. </text:span></text:p>
      <text:p text:style-name="P15"/>
      <text:p text:style-name="P15"><text:span text:style-name="T36">The hybrid wheelchair or Power Assisted Wheelchair are those that have a motor to reduce the inertia of the system. In this case the user still must perform the <text:s/>propulsion and the motor will amplify the force. So, the user still can perform some activities and avoid injuries.</text:span></text:p>
      <text:p text:style-name="P15"/>
      <text:p text:style-name="P30"><text:span text:style-name="T19"><text:s text:c="3"/></text:span></text:p>
      <text:p text:style-name="P36"><text:span text:style-name="T5">Design </text:span></text:p>
      <text:p text:style-name="P33"/>
      <text:list xml:id="list165659756383178" text:continue-numbering="true" text:style-name="L5">
        <text:list-item>
          <text:p text:style-name="P49">Set the goals of the wheelchair</text:p>
        </text:list-item>
        <text:list-item>
          <text:p text:style-name="P47"><text:span text:style-name="T37">Estimate motor characteristics</text:span></text:p>
        </text:list-item>
        <text:list-item>
          <text:p text:style-name="P49">CAD</text:p>
        </text:list-item>
        <text:list-item>
          <text:p text:style-name="P49">Build</text:p>
        </text:list-item>
        <text:list-item>
          <text:p text:style-name="P49">Electronic board</text:p>
        </text:list-item>
        <text:list-item>
          <text:p text:style-name="P49">Controller</text:p>
        </text:list-item>
        <text:list-item>
          <text:p text:style-name="P49">EMG</text:p>
        </text:list-item>
      </text:list>
      <text:p text:style-name="P11"><text:span text:style-name="T19"/></text:p>
      <text:p text:style-name="P16"><text:span text:style-name="T38">S</text:span>o, <text:span text:style-name="T36">before we executed the project we did some brainstorming and </text:span>set some goals of what we would like to do with the wheelchair.</text:p>
      <text:p text:style-name="P16">Basically, the group <text:span text:style-name="T39">proposed some ideas, such as:</text:span></text:p>
      <text:list xml:id="list26020521750499393" text:style-name="L6">
        <text:list-item>
          <text:p text:style-name="P39"><text:span text:style-name="T22">control theories to compensate the force of gravity on a hill, so the wheelchair </text:span><text:span text:style-name="T23">will</text:span><text:span text:style-name="T22"> not slide backwards when the user </text:span><text:span text:style-name="T23">is</text:span><text:span text:style-name="T22"> not holding the push-rim;</text:span></text:p>
        </text:list-item>
        <text:list-item>
          <text:p text:style-name="P40"><text:span text:style-name="T12">Propose new control techniques for </text:span><text:span text:style-name="T23">the</text:span><text:span text:style-name="T12"> power-assisted wheelchair;</text:span></text:p>
        </text:list-item>
        <text:list-item>
          <text:p text:style-name="P40"><text:span text:style-name="T12">Wheelchair wheelie </text:span><text:span text:style-name="T24">which is a maneuver employed to overcome obstacles and descend ramps.</text:span></text:p>
        </text:list-item>
      </text:list>
      <text:p text:style-name="P41"><text:span text:style-name="T24"/></text:p>
      <text:p text:style-name="P17">So, <text:span text:style-name="T39">between these ideas, the most challenging task is to maintain the wheelchair in equilibrium on back wheels. So, I started my research in this point. The goals was to try model and simulate the wheelchair wheelie. Then, I could estimate the motor effort and wheelchair characteristics to build a design. <text:s/></text:span></text:p>
      <text:p text:style-name="P17"/>
      <text:p text:style-name="P18">SO, what is wheelie and why it is important? </text:p>
      <text:p text:style-name="P18"><text:soft-page-break/>It is a maneuver where the user lifts the front wheels, maintaining the wheelchair in balance. Then, the user moves the wheelchair until the front wheels are over the obstacle. So, the user can apply a force and incline the upper body to overcome the steps. <text:s/></text:p>
      <text:p text:style-name="P17"/>
      <text:p text:style-name="P18">Also, the user can perform the same maneuver to descend stairs and going down irregular surface.</text:p>
      <text:p text:style-name="P18"/>
      <text:p text:style-name="P18"/>
      <text:p text:style-name="P17"/>
      <text:p text:style-name="P17"/>
      <text:p text:style-name="P19">Here, it is an example of a power-assisted wheelchair from a startup group in France. </text:p>
      <text:p text:style-name="P17"/>
      <text:p text:style-name="P21">https://www.youtube.com/watch?v=RNgmWS5dtYE</text:p>
      <text:p text:style-name="P20"/>
      <text:p text:style-name="P19">This maneuver is really important for the wheelchair user, to overcome obstacles, such as a single step<text:span text:style-name="T40">s</text:span> on streets, descend ramps <text:span text:style-name="T41">and drive over irregular terrain, such as grass. </text:span></text:p>
      <text:p text:style-name="P55"/>
      <text:p text:style-name="P23">EXPLAIN it .</text:p>
      <text:p text:style-name="P22"><text:span text:style-name="T42">So .. </text:span>First, I modeled the wheelchair <text:span text:style-name="T43">in the Sagittal plane. In this case, the wheelchair is stable and has only a single degree of freedom. The control input is the wheel torque and we have the following equation of motion. Also I know the transition acceleration, that is the acceleration the system must reach to switch from the stable system to the unstable system on two wheels. It was obtained considering a null normal force in the front wheel.</text:span></text:p>
      <text:p text:style-name="P56"/>
      <text:p text:style-name="P56"><text:tab/>Here I have the model of phase 2, the equations of motion also was observed in the Sagittal plan<text:span text:style-name="T42">e</text:span>. <text:span text:style-name="T44">You can verify that the equations of motion is similar to the stabilization problem of an inverted pendulum that is well described in the control theory literature. </text:span></text:p>
      <text:p text:style-name="P17"/>
      <text:p text:style-name="P17"/>
      <text:p text:style-name="P24">So, using the transition <text:span text:style-name="T45">acceleration and the parameters from the experiments, <text:s/>which I will talk about in the following slides. I could find the lift-off torque necessary to perform the wheelie maneuver {manuver}. This graph shows the lift off torque relating to the users height, mass and distance from the rear axle and hip. You can see that if we change 5 cm it can add around 20 Nm of torque. </text:span></text:p>
      <text:p text:style-name="P24"/>
      <text:p text:style-name="P24"/>
      <text:p text:style-name="P25">So, to obtain the parameters of the wheelchair <text:span text:style-name="T46">it </text:span>was necessary to <text:span text:style-name="T46">perform</text:span> some experiments. </text:p>
      <text:p text:style-name="P25"><text:span text:style-name="T46">To find the center of mass, </text:span>I suspended the wheelchair in different position<text:span text:style-name="T47">s</text:span> and us<text:span text:style-name="T47">ed</text:span> Image Processing <text:span text:style-name="T47">to</text:span> intercept the lines <text:span text:style-name="T47">in</text:span> the Sagittal Plan<text:span text:style-name="T47">e</text:span>. For the Center of Mass of the user, I used the Anthropometric table from Winters. To find the moment of inertia I attached an encoder in the <text:span text:style-name="T47">axle</text:span> and a well know mass in the wheel. Then, from the oscillation of t<text:span text:style-name="T47">is</text:span> mass I could find the natural frequency and finally the moment of inertial. <text:span text:style-name="T47">I used this same procedure to obtain the </text:span>moment of inertial of the wheelchair using a pendulum movement to obtain these values. </text:p>
      <text:p text:style-name="P22"/>
      <text:p text:style-name="P22"/>
      <text:p text:style-name="P30"><text:span text:style-name="T19"><text:s text:c="3"/></text:span></text:p>
      <text:p text:style-name="P36"><text:span text:style-name="T8">CAD Design and Control</text:span><text:span text:style-name="T5"> </text:span></text:p>
      <text:p text:style-name="P33"/>
      <text:list xml:id="list165661849152803" text:continue-list="list165659756383178" text:style-name="L5">
        <text:list-item>
          <text:p text:style-name="P49"/>
        </text:list-item>
      </text:list>
      <text:p text:style-name="P50"><text:soft-page-break/></text:p>
      <text:p text:style-name="P11"><text:span text:style-name="T19"/></text:p>
      <text:p text:style-name="P26"><text:span text:style-name="T38">S</text:span>o, <text:span text:style-name="T48">with</text:span> the <text:span text:style-name="T49">identification of the parameters of our wheelchair it was possible to start the design and the construction of the wheelchair. So, first we have here the CAD model. The motor that we choose was a Brushless Motor from an electric bicycle. </text:span></text:p>
      <text:p text:style-name="P27">One disadvantage to use th<text:span text:style-name="T47">is </text:span>motor is because it needs to be have a structure as a fork. So, how to attach it in the wheelchair? <text:span text:style-name="T47">H</text:span>ere you can see that we added a fork with <text:span text:style-name="T47">a </text:span>certain angle <text:span text:style-name="T47">so that the user can also have the option to use the chair as a hybrid wheelchair.</text:span></text:p>
      <text:p text:style-name="P27"/>
      <text:p text:style-name="P27">The <text:span text:style-name="T47">chosen motor drivers</text:span> was from the Roboteq. They are pretty expensive, but they are really nice. They have a micro-controller inside that is fully programmable. <text:span text:style-name="T47">W</text:span>e can actually program in C language using just this driver. Or, we can connect any other robust micro-controller <text:s/>or even raspberryPi or Arduino. In our case, we choose the Arduino as <text:span text:style-name="T50">the </text:span>initial prototype. But the goal is to add a micro-controller <text:span text:style-name="T50">that is</text:span> more robust. </text:p>
      <text:p text:style-name="P27"/>
      <text:p text:style-name="P28">We also, added an IMU – Inertial <text:span text:style-name="T50">Measurement</text:span> Unit and a <text:span text:style-name="T50">Gyroscope</text:span> to measure the angle of the wheelchair. </text:p>
      <text:p text:style-name="P22"/>
      <text:p text:style-name="P30"><text:span text:style-name="T19"><text:s text:c="3"/></text:span></text:p>
      <text:p text:style-name="P36"><text:span text:style-name="T9">HMI</text:span><text:span text:style-name="T5"> </text:span></text:p>
      <text:p text:style-name="P33"/>
      <text:list xml:id="list6743159713813946357" text:style-name="L7">
        <text:list-item>
          <text:p text:style-name="P51">There are several approaches of Human-Machine Interfaces to control a wheelchair using electro-biological signals.</text:p>
        </text:list-item>
        <text:list-item>
          <text:p text:style-name="P51">Examples: EMG, EEC and EOC.</text:p>
        </text:list-item>
      </text:list>
      <text:p text:style-name="P52"/>
      <text:p text:style-name="P52"/>
      <text:list xml:id="list165660632859012" text:continue-numbering="true" text:style-name="L7">
        <text:list-item>
          <text:p text:style-name="P51"/>
        </text:list-item>
      </text:list>
      <text:p text:style-name="P50"/>
      <text:p text:style-name="P11"><text:span text:style-name="T19"/></text:p>
      <text:p text:style-name="P11"><text:span text:style-name="T19"/></text:p>
      <text:p text:style-name="P30"><text:span text:style-name="T19"/></text:p>
      <text:p text:style-name="P4"><text:bookmark text:name="result_box"/><text:span text:style-name="T51">T</text:span><text:span text:style-name="T52">he myoelectric signal (EMG) originates in the region of the brain called the<text:line-break/>primary motor cortex, and is transmitted through the central and peripheral nervous system to<text:line-break/>the muscles that will be contracted. </text:span></text:p>
      <text:p text:style-name="P3"><text:span text:style-name="T50">EMG is the sum of these signals that perform the activation of the muscles of the body. So from the contraction of the voluntary muscles we can control our device.</text:span></text:p>
      <text:p text:style-name="P3"><text:span text:style-name="T50">We developed this circuit based in the traditional instrumentation amplifier for biomedical applications. We used the amplifier INA121 capable of high gains, </text:span><text:span text:style-name="T53">UFA42 as high pass filter(Cut-off frequency 20 Hz), low pass filter (500 Hz cut-off frequency) and as </text:span><text:span text:style-name="T50">Notch 60 Hz.</text:span></text:p>
      <text:p text:style-name="P3"><text:span text:style-name="T50">D</text:span>uring the experiments using the breadboard and simulation it worked fine. However, after we buil<text:span text:style-name="T50">t</text:span> the final board we found some <text:span text:style-name="T50">issues and we decided to switch to a commercial board called MyoWare Muscle Sensor which performs</text:span> the same task<text:span text:style-name="T50">s as </text:span>our origin<text:span text:style-name="T50">al</text:span> board.</text:p>
      <text:p text:style-name="P30"><text:span text:style-name="T54">This sensor will measure the filtered and rectified electrical activity of a muscle and the output will be an analog signal from 0 to 5 volts for example which depends on the power supply.</text:span></text:p>
      <text:p text:style-name="P5"><text:span text:style-name="T25">Therefore, to control the </text:span><text:span text:style-name="T26">wheelchair</text:span><text:span text:style-name="T25"> we </text:span><text:span text:style-name="T27">carried out </text:span><text:span text:style-name="T25">some experiments in different muscle</text:span><text:span text:style-name="T27">s</text:span><text:span text:style-name="T25"> and we chose the biceps because </text:span><text:span text:style-name="T27">it provided the best</text:span><text:span text:style-name="T25"> signal.</text:span></text:p>
      <text:p text:style-name="P3">So, the mo<text:span text:style-name="T55">st common</text:span> EMG pattern <text:span text:style-name="T56">classification</text:span> procedure is based in the data acquisition, then a preprocessing to filter the signal, feature extraction, learning pattern and then classification. </text:p>
      <text:p text:style-name="P3"><text:soft-page-break/><text:span text:style-name="T55">Since</text:span> I had a good signal I classified the muscle contraction <text:span text:style-name="T56">as logical high and low for the status of the muscle contraction. So, after that I could use a heuristic {riustic} to control the wheelchair. To identify when the muscle was contracted we used a threshold as a reference. </text:span></text:p>
      <text:p text:style-name="P30"><text:span text:style-name="T19"/></text:p>
      <text:p text:style-name="P30"><text:span text:style-name="T19"><text:s text:c="3"/></text:span></text:p>
      <text:p text:style-name="P36"><text:span text:style-name="T10">EMG Control</text:span><text:span text:style-name="T5"> </text:span></text:p>
      <text:p text:style-name="P34"/>
      <text:p text:style-name="P50"/>
      <text:p text:style-name="P11"><text:span text:style-name="T19"/></text:p>
      <text:p text:style-name="P29">Here is the final <text:s/>prototype. I <text:span text:style-name="T57">also</text:span> have a video <text:span text:style-name="T57">that briefly summarizes what I have talked about.</text:span></text:p>
      <text:p text:style-name="P29"/>
      <text:p text:style-name="P10">VIDEOOOOOOOOOOOOOOOOOOOOOO show</text:p>
      <text:p text:style-name="P9"/>
      <text:p text:style-name="P29"><text:span text:style-name="T57">In conclusion</text:span>, I have all <text:span text:style-name="T57">the </text:span>information about this project in my personal webpage. You can find <text:span text:style-name="T57">very detailed</text:span> drawings, code<text:span text:style-name="T57">s</text:span> <text:span text:style-name="T57">and</text:span> experiments <text:span text:style-name="T57">used in this project</text:span>. </text:p>
      <text:p text:style-name="P29"><text:span text:style-name="T57">There you can </text:span>also <text:span text:style-name="T58">find </text:span>other projects that I have worked on.</text:p>
      <text:p text:style-name="P29"/>
      <text:p text:style-name="P29"/>
      <text:p text:style-name="P17"/>
      <text:p text:style-name="P9">Thank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6:55:58.936646552</meta:creation-date>
    <dc:date>2017-10-29T16:56:58.649441377</dc:date>
    <meta:editing-duration>PT1M1S</meta:editing-duration>
    <meta:editing-cycles>1</meta:editing-cycles>
    <meta:document-statistic meta:table-count="0" meta:image-count="0" meta:object-count="0" meta:page-count="6" meta:paragraph-count="101" meta:word-count="2164" meta:character-count="13082" meta:non-whitespace-character-count="10973"/>
    <meta:generator>LibreOffice/5.1.6.2$Linux_X86_64 LibreOffice_project/10m0$Build-2</meta:generator>
  </office:meta>
</office:document-meta>
</file>